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858cm" fo:min-width="8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3.217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ane przychodzą z wielu źródeł</text:p>
              <text:p>Podoba mi się takie stwierdzenie dane to nie informacje</text:p>
              <text:p/>
              <text:p>Przykład z życia wzięty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draw:custom-shape draw:style-name="gr2" draw:text-style-name="P2" draw:layer="layout" svg:width="12.446cm" svg:height="8.636cm" svg:x="13.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502cm" svg:height="1.187cm" svg:x="5.334cm" svg:y="7.3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zucam blogpost</text:p>
              <text:p/>
              <text:p>first_interaction.txt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  <text:p><text:tab/>dokument który stworzyliśmy krok temu też miał wersję, teraz jak zrobimy PUT 2x to będzie podniesiona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3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</text:p>
                <text:list>
                  <text:list-item>
                    <text:p>sporo providerów – A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kalowalne</text:p>
              <text:p><text:tab/>pokaż status/ indices <text:s/>yellow.txt</text:p>
              <text:p/>
              <text:p/>
              <text:p>Chmurowe</text:p>
              <text:p><text:tab/>jak coś kiedyś pisałeś to wiesz jak ważne jest community 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  <text:p>Lite vs DSL</text:p>
              <text:p>search_dsl_lite.txt</text:p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search</text:p>
              <text:p>pandas</text:p>
              <text:p>javascript</text:p>
              <text:p>spring</text:p>
              <text:p/>
              <text:p/>
              <text:p>score</text:p>
              <text:p>domyślne sortowanie</text:p>
              <text:p>czy o to Ci chodzi</text:p>
              <text:p/>
              <text:p>tf idf – termfrequency (dokument) idf (czy rzadkie w dokumentach)</text:p>
              <text:p>sumowanie dla wielu wyrażeń</text:p>
              <text:p/>
              <text:p>fulltext search: jak pasuje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constant_score</text:p>
                  </text:list-item>
                </text:list>
              </text:list-item>
              <text:list-item>
                <text:p>Zalety</text:p>
                <text:list>
                  <text:list-item>
                    <text:p>Szybkość</text:p>
                  </text:list-item>
                  <text:list-item>
                    <text:p>Cache</text:p>
                  </text:list-item>
                </text:list>
              </text:list-item>
              <text:list-item>
                <text:p>Filter + Query</text:p>
                <text:list>
                  <text:list-item>
                    <text:p>b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filter.txt</text:p>
              <text:p/>
              <text:p>zalety</text:p>
              <text:p>nie zależy nam na wyniku</text:p>
              <text:p>cachowanie z pudełka</text:p>
              <text:p/>
              <text:p>filter_query.tx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blog_analyze</text:p>
              <text:p/>
              <text:p>analizator.txt</text:p>
              <text:p/>
              <text:p>inne rezeltaty</text:p>
              <text:p/>
              <text:p>standard domyślny</text:p>
              <text:p><text:a xlink:href="https://www.elastic.co/guide/en/elasticsearch/reference/current/analysis-standard-analyzer.html" xlink:type="simple">https://www.elastic.co/guide/en/elasticsearch/reference/current/analysis-standard-analyzer.html</text:a></text:p>
              <text:p/>
              <text:p>english</text:p>
              <text:p><text:a xlink:href="https://www.elastic.co/guide/en/elasticsearch/reference/current/analysis-lang-analyzer.html#english-analyzer" xlink:type="simple">https://www.elastic.co/guide/en/elasticsearch/reference/current/analysis-lang-analyzer.html#english-analyzer</text:a>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„Did you mean”</text:p>
                <text:list>
                  <text:list-item>
                    <text:p>potrzebne indeksowanie (tokeny)</text:p>
                  </text:list-item>
                </text:list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  <text:p/>
              </text:list-item>
            </text:list>
          </draw:text-box>
        </draw:frame>
        <draw:custom-shape draw:style-name="gr4" draw:text-style-name="P5" draw:layer="layout" svg:width="9.144cm" svg:height="6.933cm" svg:x="10.668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Smaczne API</text:p>
              </text:list-item>
              <text:list-item>
                <text:p>Czy da się spersonalizować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6">mapowanie powstało</text:p>
              <text:p text:style-name="P6"/>
              <text:p text:style-name="P6">zdefiniujemy mapowanie</text:p>
              <text:p text:style-name="P6"/>
              <text:p text:style-name="P6">teraz można range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Tylko dla miejsc większych niż Śnieżk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case</text:p>
                <text:list>
                  <text:list-item>
                    <text:p>Logi</text:p>
                  </text:list-item>
                </text:list>
              </text:list-item>
              <text:list-item>
                <text:p>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<text:span text:style-name="T1">Takie oraz inne</text:span>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 polsk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ugin </text:p>
              </text:list-item>
              <text:list-item>
                <text:p>Mam wp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4T16:43:03.543551914</dc:date>
    <meta:editing-duration>PT4H43M52S</meta:editing-duration>
    <meta:editing-cycles>96</meta:editing-cycles>
    <meta:generator>LibreOffice/5.1.6.2$Linux_X86_64 LibreOffice_project/10m0$Build-2</meta:generator>
    <meta:document-statistic meta:object-count="152"/>
  </office:meta>
</office:document-meta>
</file>